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12b2" officeooo:paragraph-rsid="000312b2"/>
    </style:style>
    <style:style style:name="P2" style:family="paragraph" style:parent-style-name="Standard">
      <style:paragraph-properties fo:line-height="130%" fo:text-align="center" style:justify-single-word="false"/>
      <style:text-properties style:font-name="Liberation Serif" officeooo:rsid="000312b2" officeooo:paragraph-rsid="000312b2"/>
    </style:style>
    <style:style style:name="P3" style:family="paragraph" style:parent-style-name="Standard">
      <style:paragraph-properties fo:line-height="130%" fo:text-align="justify" style:justify-single-word="false"/>
      <style:text-properties style:font-name="Liberation Serif" officeooo:rsid="000312b2" officeooo:paragraph-rsid="000f8f33"/>
    </style:style>
    <style:style style:name="T1" style:family="text">
      <style:text-properties fo:color="#000000" fo:font-size="12pt" fo:language="none" fo:country="none" officeooo:rsid="000731ae" style:font-size-asian="12pt" style:font-name-complex="Times New Roman" style:font-size-complex="12pt"/>
    </style:style>
    <style:style style:name="T2" style:family="text">
      <style:text-properties fo:color="#000000" fo:font-size="12pt" fo:language="none" fo:country="none" officeooo:rsid="000c8a95" style:font-size-asian="12pt" style:font-name-complex="Times New Roman" style:font-size-complex="12pt"/>
    </style:style>
    <style:style style:name="T3" style:family="text">
      <style:text-properties fo:color="#000000" fo:font-size="12pt" fo:language="none" fo:country="none" officeooo:rsid="000f8f33" style:font-size-asian="12pt" style:font-name-complex="Times New Roman" style:font-size-complex="12pt"/>
    </style:style>
    <style:style style:name="T4" style:family="text">
      <style:text-properties officeooo:rsid="000731ae"/>
    </style:style>
    <style:style style:name="T5" style:family="text">
      <style:text-properties officeooo:rsid="000ba62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 работа № <text:span text:style-name="T5">4</text:span></text:p>
      <text:p text:style-name="P2">“<text:span text:style-name="T1">Составление диаграмм </text:span><text:span text:style-name="T3">последовательностей</text:span><text:span text:style-name="T2"> и коммуникаций</text:span>”</text:p>
      <text:p text:style-name="P2"/>
      <text:p text:style-name="P3"><text:tab/><text:span text:style-name="T4">Используя результаты практической работы № 1, составить диаграммы </text:span><text:span text:style-name="T3">последовательностей</text:span><text:span text:style-name="T2"> и коммуникаций </text:span><text:span text:style-name="T4">выбранной предметной области с использованием UML‑диаграмм. Диаграммы построить для произвольного сценария работы системы. Дать словесное описание сценария.</text:span>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1T21:02:35.159391824</meta:creation-date>
    <dc:date>2019-11-12T17:18:27.966367923</dc:date>
    <meta:editing-duration>PT47M1S</meta:editing-duration>
    <meta:editing-cycles>13</meta:editing-cycles>
    <meta:generator>LibreOffice/6.3.2.2$Linux_x86 LibreOffice_project/30$Build-2</meta:generator>
    <meta:document-statistic meta:table-count="0" meta:image-count="0" meta:object-count="0" meta:page-count="1" meta:paragraph-count="3" meta:word-count="37" meta:character-count="338" meta:non-whitespace-character-count="303"/>
  </office:meta>
</office:document-meta>
</file>